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0f8cf5" style:language-asian="ja" style:country-asian="JP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4" style:family="paragraph" style:parent-style-name="Standard">
      <style:text-properties officeooo:paragraph-rsid="000f8cf5"/>
    </style:style>
    <style:style style:name="P5" style:family="paragraph" style:parent-style-name="関数について">
      <style:text-properties officeooo:paragraph-rsid="000f8cf5"/>
    </style:style>
    <style:style style:name="P6" style:family="paragraph" style:parent-style-name="関数について">
      <style:text-properties officeooo:paragraph-rsid="00118977"/>
    </style:style>
    <style:style style:name="P7" style:family="paragraph" style:parent-style-name="関数について">
      <style:text-properties officeooo:rsid="00118977" officeooo:paragraph-rsid="00118977"/>
    </style:style>
    <style:style style:name="P8" style:family="paragraph" style:parent-style-name="関数について">
      <style:text-properties officeooo:paragraph-rsid="00118977" style:language-asian="ja" style:country-asian="JP"/>
    </style:style>
    <style:style style:name="P9" style:family="paragraph" style:parent-style-name="関数について">
      <style:text-properties officeooo:rsid="00147176" officeooo:paragraph-rsid="00147176"/>
    </style:style>
    <style:style style:name="P10" style:family="paragraph" style:parent-style-name="項目2行目">
      <style:paragraph-properties fo:margin-left="0pt" fo:margin-right="0pt" fo:text-indent="0pt" style:auto-text-indent="false"/>
      <style:text-properties officeooo:rsid="00118977" officeooo:paragraph-rsid="00118977"/>
    </style:style>
    <style:style style:name="P11" style:family="paragraph" style:parent-style-name="表紙見出し">
      <style:text-properties officeooo:paragraph-rsid="000f8cf5"/>
    </style:style>
    <style:style style:name="P12" style:family="paragraph" style:parent-style-name="表紙見出し">
      <style:text-properties fo:font-size="12pt" officeooo:paragraph-rsid="000f8cf5" style:font-name-asian="ＭＳ 明朝" style:font-size-asian="12pt" style:language-asian="ja" style:country-asian="JP" style:font-size-complex="12pt"/>
    </style:style>
    <style:style style:name="P13" style:family="paragraph" style:parent-style-name="表紙タイトル">
      <style:text-properties style:font-name="ＭＳ 明朝" fo:font-size="20pt" fo:font-weight="bold" officeooo:paragraph-rsid="000f8cf5" style:font-name-asian="ＭＳ 明朝" style:font-size-asian="20pt" style:font-weight-asian="bold" style:font-size-complex="20pt" style:font-weight-complex="bold"/>
    </style:style>
    <style:style style:name="P14" style:family="paragraph" style:parent-style-name="表紙タイトル">
      <style:text-properties style:font-name="ＭＳ 明朝" fo:font-size="20pt" fo:font-weight="bold" officeooo:paragraph-rsid="00162362" style:font-name-asian="ＭＳ 明朝" style:font-size-asian="20pt" style:font-weight-asian="bold" style:font-size-complex="20pt" style:font-weight-complex="bold"/>
    </style:style>
    <style:style style:name="P15" style:family="paragraph" style:parent-style-name="表紙見出し" style:master-page-name="First_20_Page">
      <style:paragraph-properties style:page-number="auto"/>
      <style:text-properties officeooo:paragraph-rsid="000f8cf5"/>
    </style:style>
    <style:style style:name="P16" style:family="paragraph" style:parent-style-name="関数について" style:master-page-name="Standard">
      <style:paragraph-properties style:page-number="1" fo:break-before="page"/>
      <style:text-properties officeooo:paragraph-rsid="000f8cf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18977"/>
    </style:style>
    <style:style style:name="T4" style:family="text">
      <style:text-properties officeooo:rsid="00162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13">ボルグシステム</text:p>
      <text:p text:style-name="P14"><text:span text:style-name="T4">受発注画面 画面関係 </text:span>関数仕様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株式会社デジタルデザインシンク</text:p>
      <text:p text:style-name="P16">1.</text:p>
      <text:p text:style-name="P6">関数名:<text:span text:style-name="T3">createDialog(dialogName, openButton)</text:span></text:p>
      <text:p text:style-name="P6">引数 <text:s/>:</text:p>
      <text:p text:style-name="P10"><text:s/>* <text:s/>dialogName ： ダイアログのセレクタ名</text:p>
      <text:p text:style-name="P10"><text:s/>* <text:s/>openButton : ダイアログを開くためのボタン</text:p>
      <text:p text:style-name="P5">戻り値:なし</text:p>
      <text:p text:style-name="P9">作成日 :2015.01.14</text:p>
      <text:p text:style-name="P9">作成者:T.Yamamoto</text:p>
      <text:p text:style-name="P6">概要 <text:s/>:<text:span text:style-name="T2">第二引数のボタンをクリックすると第一引数の要素が</text:span><text:span text:style-name="T3">ダイアログ</text:span><text:span text:style-name="T2">として表示される</text:span></text:p>
      <text:p text:style-name="P4"/>
      <text:p text:style-name="P5">2.</text:p>
      <text:p text:style-name="P6">関数名:<text:span text:style-name="T1">s</text:span>l<text:span text:style-name="T3">setOptionValue</text:span><text:span text:style-name="T2">()</text:span></text:p>
      <text:p text:style-name="P5">引数 <text:s/>:<text:span text:style-name="T1">なし</text:span>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optionタグのvalue属性を画面に表示されるoptionタグの文字列の値に設定する</text:span></text:p>
      <text:p text:style-name="P4"><text:tab/></text:p>
      <text:p text:style-name="P5">3.</text:p>
      <text:p text:style-name="P6">関数名:<text:span text:style-name="T3">setAddButtonLink(selector, link)</text:span></text:p>
      <text:p text:style-name="P5">引数 <text:s/>:</text:p>
      <text:p text:style-name="P7"><text:s/>* <text:s text:c="2"/>selector<text:tab/>: addbutton<text:span text:style-name="T1">クラスを持つ</text:span>セレクター名</text:p>
      <text:p text:style-name="P7"><text:s/>* <text:s text:c="2"/>link <text:s/><text:tab/>: href属性の値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追加ボタンの親要素であるaタグに対して第二引数の値をhef属性に設定する</text:span></text:p>
      <text:p text:style-name="P4"><text:tab/><text:tab/></text:p>
      <text:p text:style-name="P5">4.<text:tab/><text:tab/></text:p>
      <text:p text:style-name="P6">関数名:<text:span text:style-name="T3">funcTab()</text:span></text:p>
      <text:p text:style-name="P5">引数 <text:s/>:なし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タブ機能を実装する</text:span></text:p>
      <text:p text:style-name="P4"/>
      <text:p text:style-name="P5">5.</text:p>
      <text:p text:style-name="P6">関数名:<text:span text:style-name="T3">setCalendar</text:span></text:p>
      <text:p text:style-name="P5">引数 <text:s/>:なし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datepickerメソッドを用いてdateboxクラスに対してカレンダー機能を実装する</text:span></text:p>
      <text:p text:style-name="P4"/>
      <text:p text:style-name="P4"><text:soft-page-break/></text:p>
      <text:p text:style-name="P4">6.</text:p>
      <text:p text:style-name="P6">関数名:<text:span text:style-name="T3">setName(targetArray)</text:span></text:p>
      <text:p text:style-name="P6">引数 <text:s/>:<text:span text:style-name="T3">targetArray : name属性を設定するための値が入っている連想配列</text:span></text:p>
      <text:p text:style-name="P5">戻り値:なし</text:p>
      <text:p text:style-name="P9">作成日 :2015.01.15</text:p>
      <text:p text:style-name="P9">作成者:T.Yamamoto</text:p>
      <text:p text:style-name="P6">概要 <text:s/>:<text:span text:style-name="T1">テキストボックスのname属性を設定するために、テキストボックスの文字列を</text:span></text:p>
      <text:p text:style-name="P8">　　　　第一引数の連想配列keyとしてname属性を設定す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1.39pt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pt" fo:margin-right="0pt" fo:text-indent="28.35pt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7-05T20:43:02.455486000</dc:date>
    <meta:editing-duration>PT29M30S</meta:editing-duration>
    <meta:editing-cycles>11</meta:editing-cycles>
    <meta:generator>LibreOffice/4.3.2.2$MacOSX_X86_64 LibreOffice_project/edfb5295ba211bd31ad47d0bad0118690f76407d</meta:generator>
    <meta:document-statistic meta:table-count="0" meta:image-count="0" meta:object-count="0" meta:page-count="4" meta:paragraph-count="53" meta:word-count="465" meta:character-count="876" meta:non-whitespace-character-count="807"/>
  </office:meta>
</office:document-meta>
</file>